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2">
      <style:text-properties officeooo:rsid="002ff7c8" officeooo:paragraph-rsid="002ff7c8"/>
    </style:style>
    <style:style style:name="P13" style:family="paragraph" style:parent-style-name="Text_20_body" style:list-style-name="L2">
      <style:text-properties officeooo:rsid="002ff7c8" officeooo:paragraph-rsid="0033ed7f"/>
    </style:style>
    <style:style style:name="P14" style:family="paragraph" style:parent-style-name="Text_20_body" style:list-style-name="L3">
      <style:text-properties officeooo:paragraph-rsid="0030abce"/>
    </style:style>
    <style:style style:name="P15" style:family="paragraph" style:parent-style-name="Text_20_body" style:list-style-name="L3">
      <style:text-properties officeooo:rsid="0030abce" officeooo:paragraph-rsid="0030abce"/>
    </style:style>
    <style:style style:name="P16" style:family="paragraph" style:parent-style-name="Text_20_body" style:list-style-name="L5">
      <style:text-properties officeooo:rsid="0030abce" officeooo:paragraph-rsid="0030abce"/>
    </style:style>
    <style:style style:name="P17" style:family="paragraph" style:parent-style-name="Text_20_body" style:list-style-name="L5">
      <style:paragraph-properties style:writing-mode="lr-tb"/>
      <style:text-properties officeooo:rsid="0030abce" officeooo:paragraph-rsid="0030abce"/>
    </style:style>
    <style:style style:name="P18" style:family="paragraph" style:parent-style-name="Text_20_body" style:list-style-name="L4">
      <style:text-properties officeooo:paragraph-rsid="002e7623"/>
    </style:style>
    <style:style style:name="P19" style:family="paragraph" style:parent-style-name="Text_20_body" style:list-style-name="L4">
      <style:text-properties officeooo:rsid="002e7623" officeooo:paragraph-rsid="002e7623"/>
    </style:style>
    <style:style style:name="T1" style:family="text">
      <style:text-properties officeooo:rsid="000f7497"/>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3531807055" text:style-name="Outline">
        <text:list-item>
          <text:h text:style-name="P9" text:outline-level="1">Prologue</text:h>
        </text:list-item>
      </text:list>
      <text:p text:style-name="P4">Merci d'avoir choisi et utilisé AutomataCI pour votre projet. Bien que vous ayez une raison commerciale solide pour déployer AutomataCI, ce cahier des charges garantit que les connaissances nécessaires à son fonctionnement et la liberté de posséder votre copie d'AutomataCI sont préservées même en cas de défaillance en amont.</text:p>
      <text:p text:style-name="P4"/>
      <text:p text:style-name="P4">Si vous souhaitez contacter mon équipe et moi-même au niveau amont, n'hésitez pas à visiter les portails suivants pour:</text:p>
      <text:list text:style-name="L1">
        <text:list-item>
          <text:p text:style-name="P11">Bavardage ou discussion informelle: <text:a xlink:type="simple" xlink:href="https://github.com/orgs/ChewKeanHo/discussions" text:style-name="Internet_20_link" text:visited-style-name="Visited_20_Internet_20_Link">https://github.com/orgs/ChewKeanHo/discussions</text:a></text:p>
        </text:list-item>
        <text:list-item>
          <text:p text:style-name="P11">AutomataCI upstream repository: <text:a xlink:type="simple" xlink:href="https://github.com/ChewKeanHo/AutomataCI" text:style-name="Internet_20_link" text:visited-style-name="Visited_20_Internet_20_Link">https://github.com/ChewKeanHo/AutomataCI</text:a></text:p>
        </text:list-item>
      </text:list>
      <text:p text:style-name="P4"/>
      <text:p text:style-name="P6">Ce livre est écrit et organisé pour différents niveaux d'opérateurs, du début à la fin:</text:p>
      <text:list text:style-name="L2">
        <text:list-item>
          <text:p text:style-name="P12"><text:span text:style-name="T2">Le débutant / Non-technique</text:span> – où il/elle occupe généralement un poste nouveau et junior chargé de faire fonctionner l'usine de production logicielle telle quelle, sans connaissances techniques suffisantes (par exemple, les scripts Shell et PowerShell). Ils ne peuvent pas effectuer de développement.</text:p>
        </text:list-item>
        <text:list-item>
          <text:p text:style-name="P12"><text:span text:style-name="T2">Le Junior</text:span> – où il/elle possède des connaissances suffisantes en Shell et PowerShell, mais doit améliorer les composants d'une usine de production logicielle existante.</text:p>
        </text:list-item>
        <text:list-item>
          <text:p text:style-name="P13"><text:span text:style-name="T2">Le Développeur</text:span> – où il/elle possède une grande expérience des connaissances Shell et PowerShell et est capable de développer les composants de l'usine de production logicielle en toute confiance.</text:p>
        </text:list-item>
        <text:list-item>
          <text:p text:style-name="P13"><text:span text:style-name="T2">Mainteneur AutomataCI</text:span> – où il/elle connaît AutomataCI parfaitement et est chargé(e) de maintenir ou de développer davantage AutomataCI localement ou en amont.</text:p>
        </text:list-item>
      </text:list>
      <text:p text:style-name="P6"/>
      <text:p text:style-name="P6">Par conséquent, vous devez connaître votre intention et savoir quand vous arrêter à quelles pages particulières. Par exemple, si vous êtes chargé(e) de développer votre usine de production logicielle régie par AutomataCI, vous devez atteindre le niveau "Développeur". Si vous êtes un marketeur qui a reçu l'instruction de produire un eBook à partir d'AutomataCI, alors le niveau "Débutant / Non-technique" suffit.</text:p>
      <text:p text:style-name="P6"/>
      <text:list xml:id="list153916433729228" text:continue-list="list3531807055" text:style-name="Outline">
        <text:list-item>
          <text:list>
            <text:list-item>
              <text:h text:style-name="P10" text:outline-level="2">Pourquoi un autre CI</text:h>
            </text:list-item>
          </text:list>
        </text:list-item>
      </text:list>
      <text:p text:style-name="Text_20_body">AutomataCI a été spécialement conçu pour contrer les menaces de la chaîne d'approvisionnement rencontrées depuis 2022 sur Internet (un article sur : <text:a xlink:type="simple" xlink:href="https://doi.org/10.5281/zenodo.6815013" text:style-name="Internet_20_link" text:visited-style-name="Visited_20_Internet_20_Link">https://doi.org/10.5281/zenodo.6815013</text:a>). Depuis la pandémie de COVID-19, de nombreux fournisseurs de services d'intégration continue modifient radicalement leur offre commerciale après coup, au point d'extorquer leurs clients (en leur demandant de payer un prix très élevé ou de fermer complètement le projet).</text:p>
      <text:p text:style-name="Text_20_body"/>
      <text:p text:style-name="P7">En réponse à cette menace, ZORALab's Monteur (<text:a xlink:type="simple" xlink:href="https://github.com/zoralab/monteur" text:style-name="Internet_20_link" text:visited-style-name="Visited_20_Internet_20_Link">https://github.com/zoralab/monteur</text:a>) a d'abord été créé pour éliminer cette menace. Cependant, il a ses propres défauts liés à la gestion de diverses fonctions natives au niveau du système d'exploitation et dépend du compilateur d'un langage de programmation. Ce n'est pas idéal car:</text:p>
      <text:list text:style-name="L3">
        <text:list-item>
          <text:p text:style-name="P14">Il est nécessaire de gérer 2 composants critiques rien que pour établir une automatisation; ET</text:p>
        </text:list-item>
        <text:list-item>
          <text:p text:style-name="P15">Les exigences techniques empêchent les contributeurs non-techniques de participer.</text:p>
        </text:list-item>
      </text:list>
      <text:p text:style-name="P5"/>
      <text:p text:style-name="P5">Par conséquent, AutomataCI a été créé de manière itérative pour résoudre la faiblesse de ZORALab's Monteur, permettant à un référentiel de projet de fonctionner sans dépendre entièrement des complications de l'exécutable de ZORALab's Monteur.</text:p>
      <text:p text:style-name="P5"/>
      <text:list xml:id="list153916098079205" text:continue-list="list153916433729228" text:style-name="Outline">
        <text:list-item>
          <text:list>
            <text:list-item>
              <text:h text:style-name="P10" text:outline-level="2">Le Mantra d'AutomataCI</text:h>
            </text:list-item>
          </text:list>
        </text:list-item>
      </text:list>
      <text:p text:style-name="P3">Le projet se doit de répondre à ces objectifs:</text:p>
      <text:list text:style-name="L4">
        <text:list-item>
          <text:p text:style-name="P19"><text:span text:style-name="T2">Opérationnel sans installation</text:span> – Travaillez sans rien installer ; ET</text:p>
        </text:list-item>
        <text:list-item>
          <text:p text:style-name="P19"><text:span text:style-name="T2">Inclusif</text:span> – Personne n'est laissé pour compte dans son utilisation ; ET</text:p>
        </text:list-item>
        <text:list-item>
          <text:p text:style-name="P19"><text:span text:style-name="T2">Courbe d'apprentissage minimale</text:span> – <text:s/>Nécessite uniquement d'apprendre les scripts Shell et PowerShell ; ET</text:p>
        </text:list-item>
        <text:list-item>
          <text:p text:style-name="P19"><text:span text:style-name="T2">Automatisation flexible par déclencheur</text:span> – Conservez les intégrations tierces ou locales existantes ; ET</text:p>
        </text:list-item>
        <text:list-item>
          <text:p text:style-name="P18"><text:span text:style-name="T2">Possibilité de pause et de débogage local</text:span> – Conserve un fonctionnement semi-autonome pour un débogage précis et une consommation réduite d'énergie et de ressources.</text:p>
        </text:list-item>
      </text:list>
      <text:p text:style-name="P5"/>
      <text:p text:style-name="P3">Pour contrer l'approche mercenaire des fournisseurs de CI tiers, AutomataCI isole essentiellement une usine de production sous un contrôle localisé, de sorte que vous et le fournisseur exécutiez le même ensemble de commandes. Ainsi, en cas d'"extorsion" juridiquement conforme, vous pouvez facilement transférer votre usine vers un fonctionnement local ou vers un autre fournisseur sans endommager les processus et les commandes de production.</text:p>
      <text:p text:style-name="P3"/>
      <text:list text:continue-list="list153916098079205" text:style-name="Outline">
        <text:list-item>
          <text:list>
            <text:list-item>
              <text:h text:style-name="P10" text:outline-level="2">Au-delà de l'automatisation</text:h>
            </text:list-item>
          </text:list>
        </text:list-item>
      </text:list>
      <text:p text:style-name="P8">Depuis la version v2.0.0, AutomataCI ne se limite plus aux capacités d'intégration continue (CI) et devient un outil de gouvernance d'usine polyvalent. Avec AutomataCI, vous pouvez:</text:p>
      <text:p text:style-name="P8"/>
      <text:list text:style-name="L5">
        <text:list-item>
          <text:p text:style-name="P16"><text:span text:style-name="T2">Compilation croisée en toute confiance</text:span> – Compilez avec assurance non seulement pour les processeurs courants, mais aussi pour d'autres matériels, grâce à vos technologies choisies.</text:p>
        </text:list-item>
        <text:list-item>
          <text:p text:style-name="P16"><text:span text:style-name="T2">Une expérience utilisateur optimale</text:span> – Packager votre logiciel pour une distribution standardisée sur différents canaux, garantissant une expérience fluide à vos utilisateurs.</text:p>
        </text:list-item>
        <text:list-item>
          <text:p text:style-name="P16"><text:span text:style-name="T2">Se concentrer sur les objectifs commerciaux</text:span> – Déployez plusieurs technologies pour le développement de votre produit via l'intégration (dans la limite des besoins raisonnables, bien sûr).</text:p>
        </text:list-item>
        <text:list-item>
          <text:p text:style-name="P16"><text:span text:style-name="T2">Sécuriser le point d'origine</text:span> – Packages signés cryptographiquement avec GPG et vérification par shasum pour une solution vérifiable de bout en bout, adaptée à tous les niveaux de sécurité ; n'importe quand, n'importe où.</text:p>
        </text:list-item>
        <text:list-item>
          <text:p text:style-name="P17"><text:span text:style-name="T2">Des conteneurs optimisés</text:span> - Packagez des images Open-Source de petite taille (Docker ou Podman) et compilez des images multiplateformes si possib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9:13.981364558</meta:creation-date>
    <dc:title>Prologue</dc:title>
    <meta:generator>LibreOffice/24.2.1.2$Linux_X86_64 LibreOffice_project/db4def46b0453cc22e2d0305797cf981b68ef5ac</meta:generator>
    <meta:editing-duration>PT6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8T15:39:14.626887383</dc:date>
    <dc:creator>Kean Ho Chew</dc:creator>
    <meta:document-statistic meta:table-count="0" meta:image-count="0" meta:object-count="0" meta:page-count="4" meta:paragraph-count="35" meta:word-count="770" meta:character-count="5386" meta:non-whitespace-character-count="4653"/>
    <meta:template xlink:type="simple" xlink:actuate="onRequest" xlink:title="Noto Sans Light Default Template" xlink:href="../../../../../../../../templates/default.ott" meta:date="2024-03-25T07:09:47.213847945"/>
  </office:meta>
</office:document-meta>
</file>